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375cm" fo:min-width="10.328cm"/>
    </style:style>
    <style:style style:name="gr6" style:family="graphic" style:parent-style-name="standard">
      <style:graphic-properties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none" svg:stroke-color="#000000" draw:fill="none" draw:fill-color="#ffffff" fo:min-height="1.009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6pt" style:font-size-asian="6pt" style:font-size-complex="6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color="#e6e6e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8.5cm" svg:height="25.8cm" svg:x="2cm" svg:y="0.5cm">
          <text:p text:style-name="P1"><text:span text:style-name="T1">Karte</text:span></text:p>
        </draw:rect>
        <draw:custom-shape draw:style-name="gr2" draw:text-style-name="P1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1" draw:layer="layout" svg:width="17.5cm" svg:height="24.8cm" svg:x="2.5cm" svg:y="1cm">
          <text:p/>
        </draw:rect>
        <draw:line draw:style-name="gr4" draw:text-style-name="P1" draw:layer="layout" svg:x1="14.596cm" svg:y1="26.3cm" svg:x2="14.606cm" svg:y2="29.2cm">
          <text:p/>
        </draw:line>
        <draw:line draw:style-name="gr4" draw:text-style-name="P1" draw:layer="layout" svg:x1="20.496cm" svg:y1="27.3cm" svg:x2="14.596cm" svg:y2="27.31cm">
          <text:p/>
        </draw:line>
        <draw:line draw:style-name="gr4" draw:text-style-name="P1" draw:layer="layout" svg:x1="3.806cm" svg:y1="26.3cm" svg:x2="3.796cm" svg:y2="28cm">
          <text:p/>
        </draw:line>
        <draw:frame draw:style-name="gr5" draw:text-style-name="P3" draw:layer="layout" svg:width="10.828cm" svg:height="1.754cm" svg:x="3.696cm" svg:y="26.3cm">
          <draw:text-box>
            <text:p><text:span text:style-name="T2"/></text:p>
            <text:p><text:span text:style-name="T3"/></text:p>
            <text:p><text:span text:style-name="T3"/></text:p>
          </draw:text-box>
        </draw:frame>
        <draw:rect draw:style-name="gr6" draw:text-style-name="P1" draw:layer="layout" svg:width="12.6cm" svg:height="1.2cm" svg:x="1.996cm" svg:y="28cm">
          <text:p/>
        </draw:rect>
        <draw:frame draw:style-name="gr7" draw:text-style-name="P5" draw:layer="layout" svg:width="11.785cm" svg:height="1.259cm" svg:x="1.88cm" svg:y="27.953cm">
          <draw:text-box>
            <text:p text:style-name="P4"><text:span text:style-name="T4">Darstellung ohne Gewähr.</text:span></text:p>
            <text:p text:style-name="P4"><text:span text:style-name="T5">Dieser Auszug ist gesetzlich geschützt (§ 3 Abs. 1 VermKatG NW). Vervielfältigungen, Umarbeitungen, Veröffentlichungen oder die Weitergabe an Dritte nur mit Zustimmung des Herausgebers, ausgenommen Vervielfältigungen und Umarbeitungen zur <text:s/>innerdienstlichen Verwendung bei Behörden oder zum eigenen Gebrauch.</text:span></text:p>
          </draw:text-box>
        </draw:frame>
        <draw:line draw:style-name="gr4" draw:text-style-name="P1" draw:layer="layout" svg:x1="17.606cm" svg:y1="26.3cm" svg:x2="17.596cm" svg:y2="27.3cm">
          <text:p/>
        </draw:line>
        <draw:frame draw:style-name="gr8" draw:text-style-name="P6" draw:layer="layout" svg:width="1.518cm" svg:height="0.526cm" svg:x="14.594cm" svg:y="26.3cm">
          <draw:text-box>
            <text:p><text:span text:style-name="T6">Maßstab:</text:span></text:p>
          </draw:text-box>
        </draw:frame>
        <draw:frame draw:style-name="gr9" draw:text-style-name="P6" draw:layer="layout" svg:width="1.289cm" svg:height="0.526cm" svg:x="17.599cm" svg:y="26.3cm">
          <draw:text-box>
            <text:p><text:span text:style-name="T6">Datum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örg Thomsen</meta:initial-creator>
    <meta:creation-date>2010-01-21T13:44:00.25</meta:creation-date>
    <dc:date>2011-05-27T15:21:08</dc:date>
    <meta:editing-duration>PT12H51M25S</meta:editing-duration>
    <meta:editing-cycles>64</meta:editing-cycles>
    <meta:generator>OpenOffice.org/3.1$Linux OpenOffice.org_project/310m19$Build-9420</meta:generator>
    <meta:print-date>2011-02-11T16:52:01.29</meta:print-date>
    <meta:printed-by>Gregor Bergrath</meta:printed-by>
    <dc:creator>Astrid Emde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